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ca2" officeooo:paragraph-rsid="001efca2"/>
    </style:style>
    <style:style style:name="P2" style:family="paragraph" style:parent-style-name="Standard">
      <style:text-properties officeooo:rsid="0020c666" officeooo:paragraph-rsid="0020c666"/>
    </style:style>
    <style:style style:name="T1" style:family="text">
      <style:text-properties fo:color="#ce181e"/>
    </style:style>
    <style:style style:name="T2" style:family="text">
      <style:text-properties officeooo:rsid="0020c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ream….</text:p>
      <text:p text:style-name="P1"><text:s text:c="5"/></text:p>
      <text:p text:style-name="P1"><text:s text:c="5"/>data stream is used to store<text:span text:style-name="T1"> time-series data </text:span>accessing across multiple indices for <text:s/>a single named resource(get) for request..</text:p>
      <text:p text:style-name="P1"/>
      <text:p text:style-name="P1"/>
      <text:p text:style-name="P1">request----→ <text:s text:c="5"/>01 (index name: ds.log …… index000001) <text:s/>[first request ]</text:p>
      <text:p text:style-name="P1">[get request..<text:span text:style-name="T2">[search]</text:span>]</text:p>
      <text:p text:style-name="P1">|</text:p>
      <text:p text:style-name="P1">|-------------→ <text:s text:c="4"/>02 (index name: ds.log …… index000002) <text:s/>[second request ]</text:p>
      <text:p text:style-name="P1">|</text:p>
      <text:p text:style-name="P1">|-------------→ <text:s text:c="4"/>03 (index name: ds. Log………..index00003) [third request]</text:p>
      <text:p text:style-name="P1"/>
      <text:p text:style-name="P1"><text:s text:c="20"/>ds-→ data stream</text:p>
      <text:p text:style-name="P1"/>
      <text:p text:style-name="P1">indexing and search request are sent to data stream..</text:p>
      <text:p text:style-name="P1"/>
      <text:p text:style-name="P1">for every new request the data stream indices get changed ..</text:p>
      <text:p text:style-name="P1">[the default time for indices change is 10m but you can change as per your wish]</text:p>
      <text:p text:style-name="P1"/>
      <text:p text:style-name="P1">the indices of data stream are automatically created.</text:p>
      <text:p text:style-name="P1"/>
      <text:p text:style-name="P2">Creating data stream:</text:p>
      <text:p text:style-name="P2"/>
      <text:p text:style-name="P2"><text:s text:c="3"/>create component template ….[must have @timestamp]</text:p>
      <text:p text:style-name="P2"/>
      <text:p text:style-name="P2"><text:s text:c="2"/>data stream – enable Index template.</text:p>
      <text:p text:style-name="P2"><text:s/></text:p>
      <text:p text:style-name="P2"><text:s text:c="2"/>creating data stream by indexing document...[I L M –Index Lifecycle management is recommended]</text:p>
      <text:p text:style-name="P2"/>
      <text:p text:style-name="P2"><text:s/>ILM policy-- advantage you can move the data from different phases [ hot to cold phase] </text:p>
      <text:p text:style-name="P2"><text:s/></text:p>
      <text:p text:style-name="P2"/>
      <text:p text:style-name="P2"><text:s text:c="3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17:49:32.387000000</meta:creation-date>
    <dc:date>2022-02-15T18:09:44.843000000</dc:date>
    <meta:editing-duration>PT9M52S</meta:editing-duration>
    <meta:editing-cycles>1</meta:editing-cycles>
    <meta:document-statistic meta:table-count="0" meta:image-count="0" meta:object-count="0" meta:page-count="1" meta:paragraph-count="22" meta:word-count="146" meta:character-count="985" meta:non-whitespace-character-count="799"/>
    <meta:generator>LibreOffice/6.1.4.2$Windows_X86_64 LibreOffice_project/9d0f32d1f0b509096fd65e0d4bec26ddd1938fd3</meta:generator>
  </office:meta>
</office:document-meta>
</file>